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ndale Mono1" svg:font-family="'Andale Mono'" style:font-pitch="fixed"/>
    <style:font-face style:name="Andale Mono" svg:font-family="'Andale Mono'" style:font-adornments="Regular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722in" style:rel-column-width="1976*"/>
    </style:style>
    <style:style style:name="Table1.B" style:family="table-column">
      <style:table-column-properties style:column-width="5.5528in" style:rel-column-width="7996*"/>
    </style:style>
    <style:style style:name="P1" style:family="paragraph" style:parent-style-name="heading">
      <style:text-properties officeooo:rsid="0004a33b" officeooo:paragraph-rsid="0004a33b"/>
    </style:style>
    <style:style style:name="P2" style:family="paragraph" style:parent-style-name="bodyIndent1">
      <style:text-properties officeooo:rsid="00061fb4" officeooo:paragraph-rsid="00061fb4"/>
    </style:style>
    <style:style style:name="P3" style:family="paragraph" style:parent-style-name="bodyIndent1">
      <style:text-properties officeooo:rsid="000657c1" officeooo:paragraph-rsid="000657c1"/>
    </style:style>
    <style:style style:name="P4" style:family="paragraph" style:parent-style-name="bodyIndent1">
      <style:text-properties officeooo:rsid="00067ef4" officeooo:paragraph-rsid="00067ef4"/>
    </style:style>
    <style:style style:name="P5" style:family="paragraph" style:parent-style-name="bodyIndent1">
      <style:text-properties officeooo:rsid="00087c0a" officeooo:paragraph-rsid="00087c0a"/>
    </style:style>
    <style:style style:name="P6" style:family="paragraph" style:parent-style-name="bodyIndent1">
      <style:text-properties officeooo:rsid="0009b3b6" officeooo:paragraph-rsid="0009b3b6"/>
    </style:style>
    <style:style style:name="P7" style:family="paragraph" style:parent-style-name="bodyIndent1">
      <style:text-properties officeooo:rsid="000baf46" officeooo:paragraph-rsid="000baf46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067ef4" officeooo:paragraph-rsid="00067ef4"/>
    </style:style>
    <style:style style:name="P10" style:family="paragraph" style:parent-style-name="Table_20_Contents">
      <style:text-properties officeooo:rsid="00067ef4" officeooo:paragraph-rsid="00067ef4"/>
    </style:style>
    <style:style style:name="P11" style:family="paragraph" style:parent-style-name="Table_20_Contents">
      <style:paragraph-properties fo:text-align="center" style:justify-single-word="false"/>
      <style:text-properties officeooo:rsid="00087c0a" officeooo:paragraph-rsid="00087c0a"/>
    </style:style>
    <style:style style:name="P12" style:family="paragraph" style:parent-style-name="Table_20_Contents">
      <style:text-properties officeooo:rsid="00087c0a" officeooo:paragraph-rsid="00087c0a"/>
    </style:style>
    <style:style style:name="T1" style:family="text">
      <style:text-properties officeooo:rsid="000baf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tana Studio Up and Running (lynda.com)</text:p>
      <text:h text:style-name="heading3" text:outline-level="1">Edit Templates</text:h>
      <text:p text:style-name="P2">Commands Menu &gt; Edit This Bundle</text:p>
      <text:p text:style-name="P2">Expand templates folder and edit template.js file </text:p>
      <text:h text:style-name="heading3" text:outline-level="1">Local History</text:h>
      <text:p text:style-name="P2">Compare with local history - right click in the Project Explorer</text:p>
      <text:p text:style-name="P3">Editor</text:p>
      <text:p text:style-name="P3">Double click a tab to expand</text:p>
      <text:h text:style-name="heading3" text:outline-level="1">Content Assist</text:h>
      <text:p text:style-name="P4">Smart - for example, invoke with Ctrl+a in parens of a class attribute and it will pop up all the classes you've defined in linked stylesheets.</text:p>
      <text:h text:style-name="heading3" text:outline-level="1">QuickDiff</text:h>
      <text:p text:style-name="P5">Shows changes since last save in the numbers column. Can hover over to see previous content</text:p>
      <text:h text:style-name="heading3" text:outline-level="1">Bookmarks</text:h>
      <text:p text:style-name="P5">Right click in numbers column to add. </text:p>
      <text:h text:style-name="heading3" text:outline-level="1">Tasks</text:h>
      <text:p text:style-name="P5">Select line, right click numbers and choose add task</text:p>
      <text:p text:style-name="P5">Window&gt;Show View to see list of tasks and bookmarks</text:p>
      <text:p text:style-name="P5">Can create tasks by adding comment with the strings TODO, XXX or FIXME can change these in preferences for tasks.</text:p>
      <text:h text:style-name="heading3" text:outline-level="1">Perspectives</text:h>
      <text:p text:style-name="P6">A way of organizing the editor to focus on a particular task. Can customize, save and reset.</text:p>
      <text:h text:style-name="heading3" text:outline-level="1">Bundles</text:h>
      <text:p text:style-name="P6">Packages of functionality built using Ruby. Available in the Commands menu</text:p>
      <text:p text:style-name="P6">Browse for features and shortcuts. Including documentation.</text:p>
      <text:h text:style-name="heading3" text:outline-level="1">Installing Bundles</text:h>
      <text:p text:style-name="P6">Commands&gt;Bundle Dev&gt;Install Bundle : Goes to GIT and clones bundle.</text:p>
      <text:h text:style-name="heading3" text:outline-level="1"><text:soft-page-break/>Browser Preview</text:h>
      <text:p text:style-name="P6">Built in web server. <text:span text:style-name="T1">Configure with menu under green run button.</text:span></text:p>
      <text:p text:style-name="P7">FTP</text:p>
      <text:p text:style-name="P7">Right click file or folder and choose Deploy</text:p>
      <text:h text:style-name="heading3" text:outline-level="1">Shortcuts</text:h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9">Cmd + [ or ]</text:p>
          </table:table-cell>
          <table:table-cell office:value-type="string">
            <text:p text:style-name="P10">Move back and forth between open files in historical order</text:p>
          </table:table-cell>
        </table:table-row>
        <table:table-row>
          <table:table-cell office:value-type="string">
            <text:p text:style-name="P9">Ctrl + a</text:p>
          </table:table-cell>
          <table:table-cell office:value-type="string">
            <text:p text:style-name="P10">Content Assist</text:p>
          </table:table-cell>
        </table:table-row>
        <table:table-row>
          <table:table-cell office:value-type="string">
            <text:p text:style-name="P11">Cmd Shift f</text:p>
          </table:table-cell>
          <table:table-cell office:value-type="string">
            <text:p text:style-name="P12">Reformat </text:p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Table_20_Contents"/>
          </table:table-cell>
        </table:table-row>
        <table:table-row>
          <table:table-cell office:value-type="string">
            <text:p text:style-name="P8"/>
          </table:table-cell>
          <table:table-cell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ndale Mono1" svg:font-family="'Andale Mono'" style:font-pitch="fixed"/>
    <style:font-face style:name="Andale Mono" svg:font-family="'Andale Mono'" style:font-adornments="Regular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fo:font-size="115%" fo:font-weight="normal" style:font-size-asian="115%" style:font-weight-asian="bold" style:font-size-complex="115%" style:font-weight-complex="bold"/>
    </style:style>
    <style:style style:name="header" style:family="paragraph" style:parent-style-name="Header">
      <style:paragraph-properties fo:text-align="end" style:justify-single-word="false"/>
      <style:text-properties fo:color="#808080" style:font-name="Arial" fo:font-family="Arial" style:font-family-generic="swiss" style:font-pitch="variable" fo:font-size="8pt" style:font-size-asian="8pt" style:font-size-complex="8pt"/>
    </style:style>
    <style:style style:name="heading" style:family="paragraph" style:parent-style-name="Heading_20_1" style:default-outline-level="" style:list-style-name="">
      <style:text-properties fo:font-size="14pt" style:font-size-asian="14pt" style:font-size-complex="14pt"/>
    </style:style>
    <style:style style:name="unitHeading" style:family="paragraph" style:parent-style-name="Heading_20_1" style:default-outline-level="" style:list-style-name="">
      <style:text-properties fo:font-size="12pt" style:font-size-asian="12pt" style:font-size-complex="12pt"/>
    </style:style>
    <style:style style:name="unitSubHeading" style:family="paragraph" style:parent-style-name="unitHeading">
      <style:paragraph-properties fo:margin-left="0in" fo:margin-right="0in" fo:margin-top="0.0799in" fo:margin-bottom="0.0799in" loext:contextual-spacing="false" fo:text-indent="0in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bodyIndent1" style:family="paragraph" style:parent-style-name="Standard">
      <style:paragraph-properties fo:margin-left="0.25in" fo:margin-right="0in" fo:margin-top="0in" fo:margin-bottom="0.1in" loext:contextual-spacing="false" fo:text-indent="0in" style:auto-text-indent="false"/>
    </style:style>
    <style:style style:name="bodyBulletIndent1" style:family="paragraph" style:parent-style-name="bodyIndent1" style:list-style-name="bulletListCustom_5f_indent1" style:master-page-name="">
      <style:paragraph-properties style:page-number="auto">
        <style:tab-stops/>
      </style:paragraph-properties>
    </style:style>
    <style:style style:name="heading_5f_imedSmall" style:display-name="heading_imedSmall" style:family="paragraph" style:parent-style-name="unitHeading" style:default-outline-level="1" style:list-style-name=""/>
    <style:style style:name="taskFileName" style:family="paragraph" style:parent-style-name="unitSubHeading" style:default-outline-level="1" style:list-style-name="">
      <style:paragraph-properties fo:margin-left="0.25in" fo:margin-right="0in" fo:text-indent="0in" style:auto-text-indent="false"/>
    </style:style>
    <style:style style:name="algorithm" style:family="paragraph" style:parent-style-name="bodyBulletIndent1" style:list-style-name="bulletListCustom_5f_indent1"/>
    <style:style style:name="code" style:family="paragraph" style:parent-style-name="bodyIndent1" style:list-style-name="">
      <style:paragraph-properties fo:margin-top="0.0598in" fo:margin-bottom="0in" loext:contextual-spacing="false">
        <style:tab-stops>
          <style:tab-stop style:position="0.15in"/>
        </style:tab-stops>
      </style:paragraph-properties>
      <style:text-properties style:font-name="Andale Mono" fo:font-family="'Andale Mono'" style:font-style-name="Regular" style:font-pitch="fixed" fo:font-size="10pt"/>
    </style:style>
    <style:style style:name="bodyOutline1" style:family="paragraph" style:parent-style-name="bodyIndent1" style:default-outline-level="1" style:list-style-name="Outline">
      <style:paragraph-properties fo:margin-left="0in" fo:margin-right="0in" fo:margin-top="0in" fo:margin-bottom="0in" loext:contextual-spacing="false" fo:text-indent="0in" style:auto-text-indent="false"/>
      <style:text-properties fo:font-size="14pt"/>
    </style:style>
    <style:style style:name="bodyOutline3" style:family="paragraph" style:parent-style-name="taskFileName" style:default-outline-level="3" style:list-style-name="Outline">
      <style:text-properties style:font-name="Times New Roman1" fo:font-family="'Times New Roman'" style:font-style-name="Regular" style:font-family-generic="roman" style:font-pitch="variable" fo:font-size="12pt" fo:font-weight="normal" style:font-size-asian="10.5pt" style:font-size-complex="10.5pt"/>
    </style:style>
    <style:style style:name="bodyOutline4" style:family="paragraph" style:parent-style-name="bodyOutline3" style:default-outline-level="4" style:list-style-name="Outline">
      <style:text-properties style:font-size-asian="10.5pt" style:font-size-complex="10.5pt"/>
    </style:style>
    <style:style style:name="bodyOutline5" style:family="paragraph" style:parent-style-name="bodyOutline4" style:default-outline-level="" style:list-style-name=""/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bodyOutline2" style:family="paragraph" style:parent-style-name="bodyOutline3" style:default-outline-level="2" style:list-style-name="Outline">
      <style:text-properties style:font-name="Times New Roman1" fo:font-family="'Times New Roman'" style:font-style-name="Regular" style:font-family-generic="roman" style:font-pitch="variable" fo:font-size="12pt" fo:font-weight="normal" style:font-size-asian="10.5pt" style:font-size-complex="10.5pt"/>
    </style:style>
    <style:style style:name="heading2" style:family="paragraph" style:parent-style-name="unitHeading" style:default-outline-level="1" style:list-style-name=""/>
    <style:style style:name="heading3" style:family="paragraph" style:parent-style-name="heading2">
      <style:text-properties style:font-name="Arial" fo:font-family="Arial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heading3_5f_indent" style:display-name="heading3_indent" style:family="paragraph" style:parent-style-name="heading3">
      <style:paragraph-properties fo:margin-left="0.1598in" fo:margin-right="0in" fo:margin-top="0.05in" fo:margin-bottom="0.0402in" loext:contextual-spacing="false" fo:text-indent="0in" style:auto-text-indent="false"/>
    </style:style>
    <style:style style:name="codeInBody" style:family="paragraph" style:parent-style-name="bodyIndent1">
      <style:paragraph-properties fo:margin-left="0.25in" fo:margin-right="0in" fo:text-indent="0in" style:auto-text-indent="false"/>
      <style:text-properties style:font-name="Andale Mono1" fo:font-family="'Andale Mono'" style:font-pitch="fixed" fo:font-size="9pt" style:font-size-asian="9pt" style:font-size-complex="9pt"/>
    </style:style>
    <style:style style:name="codeInBody_5f_block" style:display-name="codeInBody_block" style:family="paragraph" style:parent-style-name="codeInBody" style:default-outline-level="1" style:list-style-name="">
      <style:paragraph-properties fo:margin-top="0in" fo:margin-bottom="0.0598in" loext:contextual-spacing="false"/>
    </style:style>
    <style:style style:name="codeBulletIndent1" style:family="paragraph" style:parent-style-name="bodyBulletIndent1">
      <style:text-properties style:font-name="Andale Mono1" fo:font-family="'Andale Mono'" style:font-pitch="fixed"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utputInBody" style:family="text">
      <style:text-properties fo:font-style="italic" style:font-style-asian="italic" style:font-style-complex="italic"/>
    </style:style>
    <style:style style:name="codeInSentence" style:family="text">
      <style:text-properties style:font-name="Andale Mono1" fo:font-family="'Andale Mono'" style:font-pitch="fixed" fo:font-size="10pt" style:font-size-asian="10pt" style:font-size-complex="10pt"/>
    </style:style>
    <style:style style:name="newWord" style:family="text">
      <style:text-properties fo:font-style="italic" style:font-style-asian="italic" style:font-style-complex="italic"/>
    </style:style>
    <text:outline-style style:name="Outline">
      <text:outline-level-style text:level="1" style:num-format="I">
        <style:list-level-properties text:list-level-position-and-space-mode="label-alignment">
          <style:list-level-label-alignment text:label-followed-by="listtab" text:list-tab-stop-position="0.2in" fo:text-indent="-0.2in" fo:margin-left="0.5in"/>
        </style:list-level-properties>
      </text:outline-level-style>
      <text:outline-level-style text:level="2" style:num-suffix="." style:num-format="A">
        <style:list-level-properties text:list-level-position-and-space-mode="label-alignment">
          <style:list-level-label-alignment text:label-followed-by="space" fo:text-indent="-0.4in" fo:margin-left="0.7in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space" fo:text-indent="-0.4in" fo:margin-left="1.05in"/>
        </style:list-level-properties>
      </text:outline-level-style>
      <text:outline-level-style text:level="4" style:num-suffix="." style:num-format="a">
        <style:list-level-properties text:list-level-position-and-space-mode="label-alignment">
          <style:list-level-label-alignment text:label-followed-by="listtab" text:list-tab-stop-position="0.6in" fo:text-indent="-0.2in" fo:margin-left="1.0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2in" fo:margin-left="0.25in"/>
        </style:list-level-properties>
        <style:text-properties style:font-name="OpenSymbol"/>
      </text:list-level-style-bullet>
    </text:list-style>
    <text:list-style style:name="bulletListCustom_5f_indent1" style:display-name="bulletListCustom_indent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15in" fo:margin-left="0.4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shadow="none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>
      <style:header>
        <text:p text:style-name="header">Html/css standards not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liam Rainey</meta:initial-creator>
    <meta:creation-date>2010-07-27T15:49:55</meta:creation-date>
    <dc:date>2015-12-20T17:26:52.658782000</dc:date>
    <meta:editing-duration>P7DT18H39M34S</meta:editing-duration>
    <meta:editing-cycles>85</meta:editing-cycles>
    <meta:generator>LibreOffice/5.0.3.2$MacOSX_X86_64 LibreOffice_project/e5f16313668ac592c1bfb310f4390624e3dbfb75</meta:generator>
    <meta:printed-by>William Rainey</meta:printed-by>
    <meta:print-date>2010-08-23T17:08:30</meta:print-date>
    <meta:document-statistic meta:table-count="1" meta:image-count="0" meta:object-count="0" meta:page-count="2" meta:paragraph-count="37" meta:word-count="232" meta:character-count="1372" meta:non-whitespace-character-count="1174"/>
  </office:meta>
</office:document-meta>
</file>